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50%"/>
    </style:style>
    <style:style style:family="text" style:name="p1-1-1">
      <style:text-properties style:font-name="한양신명조" style:font-name-asian="휴먼명조" fo:font-size="24pt" style:font-size-asian="24pt" style:font-size-complex="2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5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5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5-2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5-2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6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6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6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6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7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7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7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8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8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8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8-1-5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9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9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9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1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1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1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7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8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8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9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9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0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2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2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2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7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8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9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0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3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2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2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2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3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3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7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8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9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9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40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42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3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4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44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44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44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44-1-5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44-1-6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4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48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5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5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2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5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5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53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53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5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54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5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5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56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5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57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5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6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6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6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6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3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6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6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6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6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6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6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68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6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7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70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7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7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72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7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73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7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7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75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75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75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7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7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7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7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8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8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81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8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82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82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82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8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83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8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8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85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8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8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8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8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89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9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9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91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9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9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9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94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9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95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9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9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97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97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97-1-4">
      <style:text-properties style:font-name="한양신명조" style:font-name-asian="휴먼명조" fo:font-size="13pt" style:font-size-asian="13pt" style:font-size-complex="13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97-1-5">
      <style:text-properties style:font-name="한양신명조" style:font-name-asian="휴먼명조" fo:font-size="13pt" style:font-size-asian="13pt" style:font-size-complex="13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97-1-6">
      <style:text-properties style:font-name="한양신명조" style:font-name-asian="휴먼명조" fo:font-size="13pt" style:font-size-asian="13pt" style:font-size-complex="13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97-1-7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9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98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98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98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9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0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0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01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01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2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0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0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03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03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03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03-1-5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03-1-6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0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0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05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05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05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0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06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06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0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07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0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0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09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09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09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1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1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2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1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1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13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13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13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13-1-5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13-1-6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13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1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14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1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15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15-2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15-2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1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16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16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1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17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17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17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17-1-5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17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17-3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1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18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2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2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20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2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21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2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22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2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23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2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24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2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2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26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26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26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2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2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3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3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3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31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31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3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32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32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3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3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34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34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3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35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35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3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3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3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38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3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39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39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39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4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40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40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40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40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4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4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42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42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42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3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4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4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44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44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4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45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4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46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4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47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4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48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5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5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50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50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50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5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5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5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5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54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54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5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55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55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55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5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5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5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58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58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58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58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5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59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59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59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6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6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61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61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61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61-1-5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61-1-6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61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6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6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62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63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6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6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6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6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69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69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7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70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70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70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70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7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71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71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7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7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73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73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7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7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7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77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77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77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77-1-5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7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78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78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7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79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79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8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8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80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8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8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8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82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82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8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8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8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8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8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8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85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85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85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8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8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8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8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8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88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88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8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8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89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89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9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9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90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9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9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91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91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9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9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92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93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19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9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94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94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9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9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95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9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9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96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9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9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9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9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98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98-2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98-2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9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19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99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0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0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01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01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01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01-1-5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0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02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02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02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02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02-2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02-2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0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03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03-2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03-2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03-2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03-2-5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0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0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05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05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0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0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0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08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08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0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09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1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10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1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1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12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12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1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13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1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14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1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1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1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17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17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1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18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1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2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2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2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22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22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2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23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23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2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24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2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25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25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2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26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26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2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2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28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28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28-2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28-2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2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29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29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3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3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31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31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31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31-1-5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3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32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32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3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33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3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3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35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35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3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3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3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38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38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3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39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39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4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40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4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41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41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4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42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4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43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4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4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4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46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4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47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4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48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48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48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4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49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49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49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49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5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5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51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5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52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52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52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5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53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53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53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5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5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5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56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5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57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5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58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5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59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6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6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61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61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61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6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6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6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6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65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65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65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6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6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67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6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68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6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69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7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7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70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71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7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7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72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7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7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73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7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7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74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7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7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75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7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7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76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7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7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7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7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7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79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79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79-3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8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80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80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8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81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81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8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8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83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83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8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8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8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86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8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8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88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8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8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89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9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9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90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9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9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91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92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9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9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93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93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93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93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9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9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94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9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9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95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9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9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9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29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9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9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29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99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299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0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0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00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0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0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01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01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01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01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0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0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0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0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03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03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0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30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0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05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05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05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05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06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30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0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0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0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08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0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0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09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09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1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1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10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1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1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11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11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1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1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1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1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1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1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14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14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1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1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15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15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15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15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1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1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16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1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1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17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17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1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1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1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32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2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2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2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21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2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2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22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22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22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22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2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2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23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23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2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2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24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25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32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2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26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2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2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27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27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27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2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2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28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28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28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29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33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3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30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3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3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3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3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32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32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32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3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3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33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33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33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34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33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3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3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3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36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36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36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3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37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37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37-1-3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37-1-4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37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38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33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3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4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4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40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40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4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4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41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4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4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42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42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4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43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4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4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44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4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4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45-1-2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45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4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4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4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34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48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4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49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5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50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51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51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5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52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53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35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54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54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5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55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5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356-1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356-2-1">
      <style:text-properties style:font-name="한양신명조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57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358" style:parent-style-name="바탕글">
      <style:paragraph-properties fo:text-align="justify" fo:text-indent="0pt" fo:margin-left="0pt" fo:margin-right="0pt" fo:margin-top="0pt" fo:margin-bottom="0pt" fo:line-height="16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부 산 교 통 공 단 법</text:span></text:p>
      <text:p text:style-name="바탕글"/>
      <text:p text:style-name="Paragraph-3"><text:span text:style-name="p3-1-1">1. 다음은 부산교통공단법의 목적 및 용어의 정의이다.  틀린 것은 ?</text:span></text:p>
      <text:p text:style-name="Paragraph-4"/>
      <text:p text:style-name="Paragraph-5"><text:span text:style-name="p5-1-1">   ① </text:span><text:span text:style-name="p5-1-2">부산교통권역 내에 대중교통 시설의 건설을 촉진하고 운영의 합리화를    </text:span><text:span text:style-name="p5-2-1">     </text:span><text:span text:style-name="p5-2-2">기함으로써 시민 생활의 편익과 복지의 증진에 이바지함을 목적으로 한</text:span><text:span text:style-name="p5-2-3">다.</text:span></text:p>
      <text:p text:style-name="Paragraph-6"><text:span text:style-name="p6-1-1">   ② “</text:span><text:span text:style-name="p6-1-2">도시철도</text:span><text:span text:style-name="p6-1-3">”</text:span><text:span text:style-name="p6-1-4">라 함은 부산 교통 권역 내에서 주민의 일상생활에 제공하는   </text:span><text:span text:style-name="p6-2-1">     지상 및 지하의 궤도 수송 수단을 말한다.</text:span></text:p>
      <text:p text:style-name="Paragraph-7"><text:span text:style-name="p7-1-1">   ③ “</text:span><text:span text:style-name="p7-1-2">대중교통시설</text:span><text:span text:style-name="p7-1-3">”</text:span><text:span text:style-name="p7-1-4">이라 함은 도시철도와 다른 교통수단을 말한다.</text:span></text:p>
      <text:p text:style-name="Paragraph-8"><text:span text:style-name="p8-1-1">   ④</text:span><text:span text:style-name="p8-1-2"> “</text:span><text:span text:style-name="p8-1-3">부산교통권역</text:span><text:span text:style-name="p8-1-4">”</text:span><text:span text:style-name="p8-1-5">이라 함은 부산광역시 및 부산광역시와 동일한 교통 생활권에</text:span></text:p>
      <text:p text:style-name="Paragraph-9"><text:span text:style-name="p9-1-1">     </text:span><text:span text:style-name="p9-1-2">있는 지역으로서 도시교통정비촉진법 제4조의 규정에 의하여 지정</text:span><text:span text:style-name="p9-1-3">․</text:span><text:span text:style-name="p9-1-4">고시된 지역.</text:span></text:p>
      <text:p text:style-name="Paragraph-10"/>
      <text:p text:style-name="Paragraph-11"><text:span text:style-name="p11-1-1">   [</text:span><text:span text:style-name="p11-1-2">기타</text:span><text:span text:style-name="p11-1-3">]  </text:span><text:span text:style-name="p11-1-4">대중교통시설 : 도시철도와 다른 교통 수단과의 연계 수송을 위한 </text:span></text:p>
      <text:p text:style-name="Paragraph-12"><text:span text:style-name="p12-1-1">                         환승시설과 주차장</text:span></text:p>
      <text:p text:style-name="Paragraph-13"/>
      <text:p text:style-name="Paragraph-14"/>
      <text:p text:style-name="Paragraph-15"><text:span text:style-name="p15-1-1">2. 공단의 설립 등기 및 사무소의 설치에 관한 설명이다. 내용과 다른 것은 ? </text:span></text:p>
      <text:p text:style-name="Paragraph-16"/>
      <text:p text:style-name="Paragraph-17"><text:span text:style-name="p17-1-1">   ① </text:span><text:span text:style-name="p17-1-2">공단은 그 주된 사무소의 소재지에서 설립 등기를 함으로써 성립한다.</text:span></text:p>
      <text:p text:style-name="Paragraph-18"><text:span text:style-name="p18-1-1">   ② </text:span><text:span text:style-name="p18-1-2">공단의 설립 등기와 지사 또는 사무소의 설치 등기, 이전 등기 변경 등기  </text:span><text:span text:style-name="p18-2-1">      기타 공단의 등기에 관하여 필요한 사항은 건설교통부령으로 정한다.</text:span></text:p>
      <text:p text:style-name="Paragraph-19"><text:span text:style-name="p19-1-1">   ③ </text:span><text:span text:style-name="p19-1-2">공단은 등기를 필요로 하는 사항에 관하여는 그 등기 후가 아니면 제3자  </text:span><text:span text:style-name="p19-2-1">      에게 대항하지 못한다.</text:span></text:p>
      <text:p text:style-name="Paragraph-20"><text:span text:style-name="p20-1-1">   ④ </text:span><text:span text:style-name="p20-1-2">공단은 필요한 때에는 지사를 설치할 수 있다.</text:span></text:p>
      <text:p text:style-name="Paragraph-21"/>
      <text:p text:style-name="Paragraph-22"><text:span text:style-name="p22-1-1">   [</text:span><text:span text:style-name="p22-1-2">참고</text:span><text:span text:style-name="p22-1-3">]  </text:span><text:span text:style-name="p22-1-4">공단의 설립 등기와 지사 또는 사무소의 설치 등기, 이전 등기 변경 </text:span></text:p>
      <text:p text:style-name="Paragraph-23"><text:span text:style-name="p23-1-1">          등기 기타 공단의 등기에 관하여 필요한 사항은 대통령으로 정한다.</text:span></text:p>
      <text:p text:style-name="Paragraph-24"/>
      <text:p text:style-name="Paragraph-25"><text:span text:style-name="p25-1-1">3. 공단의 정관에 기재한 사항 중 틀린 것은?</text:span></text:p>
      <text:p text:style-name="Paragraph-26"/>
      <text:p text:style-name="Paragraph-27"><text:span text:style-name="p27-1-1">   ① </text:span><text:span text:style-name="p27-1-2">사업 계획 및 예산과 결산에 관한 사항</text:span></text:p>
      <text:p text:style-name="Paragraph-28"><text:span text:style-name="p28-1-1">   ② </text:span><text:span text:style-name="p28-1-2">이사회에 관한 사항 및 임원 및 직원에 관한 사항</text:span></text:p>
      <text:p text:style-name="Paragraph-29"><text:span text:style-name="p29-1-1">   ③ </text:span><text:span text:style-name="p29-1-2">목적, 명칭, 주된 사무소의 소재지</text:span></text:p>
      <text:p text:style-name="Paragraph-30"><text:span text:style-name="p30-1-1">   ④ </text:span><text:span text:style-name="p30-1-2">정관의 변경에 관한 사항 및 공고에 관한 사항</text:span></text:p>
      <text:p text:style-name="Paragraph-31"/>
      <text:p text:style-name="Paragraph-32"><text:span text:style-name="p32-1-1">      [</text:span><text:span text:style-name="p32-1-2">기타</text:span><text:span text:style-name="p32-1-3">]  1. </text:span><text:span text:style-name="p32-1-4">업무 및 그 집행에 관한 사항       </text:span></text:p>
      <text:p text:style-name="Paragraph-33"><text:span text:style-name="p33-1-1">              2. 재산 및 회계에 관한 사항  </text:span></text:p>
      <text:p text:style-name="Paragraph-34"/>
      <text:p text:style-name="Paragraph-35"><text:span text:style-name="p35-1-1">4. 다음은 공단의 사업이다. 틀린 것은 ?</text:span></text:p>
      <text:p text:style-name="Paragraph-36"/>
      <text:p text:style-name="Paragraph-37"><text:span text:style-name="p37-1-1">   ① </text:span><text:span text:style-name="p37-1-2">도시 철도의 건설 및 운영</text:span></text:p>
      <text:p text:style-name="Paragraph-38"><text:span text:style-name="p38-1-1">   ② </text:span><text:span text:style-name="p38-1-2">도시 철도와 다른 교통 수단과의 연계 수송을 위한 환승 시설 등의 </text:span></text:p>
      <text:p text:style-name="Paragraph-39"><text:span text:style-name="p39-1-1">      건설</text:span><text:span text:style-name="p39-1-2">․</text:span><text:span text:style-name="p39-1-3">운영</text:span></text:p>
      <text:p text:style-name="Paragraph-40"><text:span text:style-name="p40-1-1">   ③ </text:span><text:span text:style-name="p40-1-2">자동차 운수 사업법에 의한 자동차 운송 사업 중 대통령이 정하는 자동차 </text:span></text:p>
      <text:p text:style-name="Paragraph-41"><text:span text:style-name="p41-1-1">      운수 사업</text:span></text:p>
      <text:p text:style-name="Paragraph-42"><text:span text:style-name="p42-1-1">   ④ </text:span><text:span text:style-name="p42-1-2">정부 또는 지방자치 단체가 관리하고 있는 사업</text:span></text:p>
      <text:p text:style-name="Paragraph-43"/>
      <text:p text:style-name="Paragraph-44"><text:span text:style-name="p44-1-1">   [</text:span><text:span text:style-name="p44-1-2">기타</text:span><text:span text:style-name="p44-1-3">]  1. </text:span><text:span text:style-name="p44-1-4">도시 철도의 역세권의 개발, 주차장의 건설</text:span><text:span text:style-name="p44-1-5">․</text:span><text:span text:style-name="p44-1-6">운영 기타 공단의 </text:span></text:p>
      <text:p text:style-name="Paragraph-45"><text:span text:style-name="p45-1-1">             설립 목적과 관계되는 개발 사업</text:span></text:p>
      <text:p text:style-name="Paragraph-46"><text:span text:style-name="p46-1-1">           2. 정부 또는 지방자치 단체가 위탁한 사업</text:span></text:p>
      <text:p text:style-name="Paragraph-47"/>
      <text:p text:style-name="Paragraph-48"><text:span text:style-name="p48-1-1">    ※. </text:span><text:span text:style-name="p48-1-2">대통령이 정하는 자동차 운수 사업 : 자동차 운수 사업법 시행령에 의한 </text:span></text:p>
      <text:p text:style-name="Paragraph-49"><text:span text:style-name="p49-1-1">       자동차 운송 사업 중 시내버스 운송 사업 및 전세 버스 운송 사업</text:span></text:p>
      <text:p text:style-name="Paragraph-50"/>
      <text:p text:style-name="Paragraph-51"><text:span text:style-name="p51-1-1">5. 임원에 관한 내용 중 틀린 것은 ?</text:span></text:p>
      <text:p text:style-name="Paragraph-52"/>
      <text:p text:style-name="Paragraph-53"><text:span text:style-name="p53-1-1">   ① </text:span><text:span text:style-name="p53-1-2">임원으로 이사장 및 부이사장 각 1인을 포함한 7인 이내의 이사 및 감사  </text:span><text:span text:style-name="p53-2-1">      1인을 둔다.</text:span></text:p>
      <text:p text:style-name="Paragraph-54"><text:span text:style-name="p54-1-1">   ② </text:span><text:span text:style-name="p54-1-2">이사장 및 감사는 부산 교통 공단 운영 위원회의 제청을 받아 건설교통부 </text:span></text:p>
      <text:p text:style-name="Paragraph-55"><text:span text:style-name="p55-1-1">      장관이 임면한다.</text:span></text:p>
      <text:p text:style-name="Paragraph-56"><text:span text:style-name="p56-1-1">   ③ </text:span><text:span text:style-name="p56-1-2">부이사장 및 이사는 이사장이 임면한다.</text:span></text:p>
      <text:p text:style-name="Paragraph-57"><text:span text:style-name="p57-1-1">   ④ </text:span><text:span text:style-name="p57-1-2">이사장, 부이사장 및 이사의 임기는 3년으로 하고, 감사의 임기는 3년으로 </text:span></text:p>
      <text:p text:style-name="Paragraph-58"><text:span text:style-name="p58-1-1">      한다. </text:span></text:p>
      <text:p text:style-name="Paragraph-59"/>
      <text:p text:style-name="Paragraph-60"/>
      <text:p text:style-name="Paragraph-61"/>
      <text:p text:style-name="Paragraph-62"><text:span text:style-name="p62-1-1">6. 공단의 이익과 이사장의 이익이 상반되는 사항에 대한 공단의 대표권자는?</text:span></text:p>
      <text:p text:style-name="Paragraph-63"/>
      <text:p text:style-name="Paragraph-64"><text:span text:style-name="p64-1-1">   1) 이사장        2) 감사        3) 운영 이사        4) 부이사장</text:span></text:p>
      <text:p text:style-name="Paragraph-65"/>
      <text:p text:style-name="Paragraph-66"><text:span text:style-name="p66-1-1">7. 임원의 직무 중 틀린 것은 ?</text:span></text:p>
      <text:p text:style-name="Paragraph-67"/>
      <text:p text:style-name="Paragraph-68"><text:span text:style-name="p68-1-1">   ① </text:span><text:span text:style-name="p68-1-2">이사는 정관이 정하는 바에 의하여 공단의 업무를 분장하고 이사장 및 </text:span></text:p>
      <text:p text:style-name="Paragraph-69"><text:span text:style-name="p69-1-1">      부이사장이 모두 사고가 있을 때에는 운영이사가 우선 순위이다.</text:span></text:p>
      <text:p text:style-name="Paragraph-70"><text:span text:style-name="p70-1-1">   ② </text:span><text:span text:style-name="p70-1-2">부이사장은 이사장을 보좌하며, 이사장이 사고가 있을 때에는 그 직무를 </text:span></text:p>
      <text:p text:style-name="Paragraph-71"><text:span text:style-name="p71-1-1">      대행한다.</text:span></text:p>
      <text:p text:style-name="Paragraph-72"><text:span text:style-name="p72-1-1">   ③ </text:span><text:span text:style-name="p72-1-2">감사는 공단의 업무 및 회계를 감사한다.</text:span></text:p>
      <text:p text:style-name="Paragraph-73"><text:span text:style-name="p73-1-1">   ④ </text:span><text:span text:style-name="p73-1-2">이사장은 공단을 대표하고 공단의 업무를 대행한다.</text:span></text:p>
      <text:p text:style-name="Paragraph-74"/>
      <text:p text:style-name="Paragraph-75"><text:span text:style-name="p75-1-1">   [</text:span><text:span text:style-name="p75-1-2">참고</text:span><text:span text:style-name="p75-1-3">] </text:span><text:span text:style-name="p75-1-4">이사는 정관이 정하는 바에 의하여 공단의 업무를 분업하고 이사장 </text:span></text:p>
      <text:p text:style-name="Paragraph-76"><text:span text:style-name="p76-1-1">         및 부이사장이 모두 사고가 있을 때에는 정관이 정하는 순위에 따라 </text:span></text:p>
      <text:p text:style-name="Paragraph-77"><text:span text:style-name="p77-1-1">         직무를 대행한다. </text:span></text:p>
      <text:p text:style-name="Paragraph-78"/>
      <text:p text:style-name="Paragraph-79"><text:span text:style-name="p79-1-1">8. 임원의 결격 사유 중 틀린 것은?</text:span></text:p>
      <text:p text:style-name="Paragraph-80"/>
      <text:p text:style-name="Paragraph-81"><text:span text:style-name="p81-1-1">   ① </text:span><text:span text:style-name="p81-1-2">대한민국 국민이 아닌 자</text:span></text:p>
      <text:p text:style-name="Paragraph-82"><text:span text:style-name="p82-1-1">   ② </text:span><text:span text:style-name="p82-1-2">금치산자</text:span><text:span text:style-name="p82-1-3">․ </text:span><text:span text:style-name="p82-1-4">한정치산자 또는 파산선고를 복권되지 아니한 자 </text:span></text:p>
      <text:p text:style-name="Paragraph-83"><text:span text:style-name="p83-1-1">   ③ </text:span><text:span text:style-name="p83-1-2">금고 이상의 형의 선고를 받고 그 집행이 종료되거나 집행을 받지 아니</text:span></text:p>
      <text:p text:style-name="Paragraph-84"><text:span text:style-name="p84-1-1">      하고 확정된 후 3년이 경과되지 아니한 자 </text:span></text:p>
      <text:p text:style-name="Paragraph-85"><text:span text:style-name="p85-1-1">   ④ </text:span><text:span text:style-name="p85-1-2">법률 또는 법원의 판결에 의하여 자격이 상실 또는 정지된 자</text:span></text:p>
      <text:p text:style-name="Paragraph-86"/>
      <text:p text:style-name="Paragraph-87"><text:span text:style-name="p87-1-1">9. 다음 사항 중 맞지 않는 내용은 ?</text:span></text:p>
      <text:p text:style-name="Paragraph-88"/>
      <text:p text:style-name="Paragraph-89"><text:span text:style-name="p89-1-1">   ① </text:span><text:span text:style-name="p89-1-2">공단의 이익과 이사장의 이익이 상반되는 사항에 대하여는 이사장이 공단</text:span></text:p>
      <text:p text:style-name="Paragraph-90"><text:span text:style-name="p90-1-1">      을 대표하지 못하며 감사가 공단을 대표한다.</text:span></text:p>
      <text:p text:style-name="Paragraph-91"><text:span text:style-name="p91-1-1">   ② </text:span><text:span text:style-name="p91-1-2">공단의 임원 및 직원은 그 직무 외의 영리를 목적으로 하는 업무에 종사</text:span></text:p>
      <text:p text:style-name="Paragraph-92"><text:span text:style-name="p92-1-1">      하지 못하며, 임원은 건설 교통부장관의, 직원은 이사장의 허가 없이는 </text:span></text:p>
      <text:p text:style-name="Paragraph-93"><text:span text:style-name="p93-1-1">      다른 직무에 종사하지 못한다</text:span></text:p>
      <text:p text:style-name="Paragraph-94"><text:span text:style-name="p94-1-1">   ③ </text:span><text:span text:style-name="p94-1-2">공단의 직원은 정관에 정하는 바에 의해 이사장이 임명한다.</text:span></text:p>
      <text:p text:style-name="Paragraph-95"><text:span text:style-name="p95-1-1">   ④ </text:span><text:span text:style-name="p95-1-2">공단이 관리, 운영할 대중 교통 시설의 범위는 건설 교통부령으로 정한다.</text:span></text:p>
      <text:p text:style-name="Paragraph-96"/>
      <text:p text:style-name="Paragraph-97"><text:span text:style-name="p97-1-1">   [</text:span><text:span text:style-name="p97-1-2">참고</text:span><text:span text:style-name="p97-1-3">]  </text:span><text:span text:style-name="p97-1-4">공단이 관리</text:span><text:span text:style-name="p97-1-5">․</text:span><text:span text:style-name="p97-1-6">운영할 대중 교통 시설의 범위</text:span><text:span text:style-name="p97-1-7">는 대통령령으로 정한다.</text:span></text:p>
      <text:p text:style-name="Paragraph-98"><text:span text:style-name="p98-1-1">           → </text:span><text:span text:style-name="p98-1-2">부산교통권역 내에 있는 도시철도</text:span><text:span text:style-name="p98-1-3">․ </text:span><text:span text:style-name="p98-1-4">도시철도 차량 도시 </text:span></text:p>
      <text:p text:style-name="Paragraph-99"><text:span text:style-name="p99-1-1">              철도 용지와 건설 교통부령으로 정하는 철도 및 철도 용지</text:span></text:p>
      <text:p text:style-name="Paragraph-100"/>
      <text:p text:style-name="Paragraph-101"><text:span text:style-name="p101-1-1">10. 다음은 국</text:span><text:span text:style-name="p101-1-2">․</text:span><text:span text:style-name="p101-1-3">공유재산의 전대에 관한 사항이다. 틀린 것은 ?</text:span></text:p>
      <text:p text:style-name="Paragraph-102"/>
      <text:p text:style-name="Paragraph-103"><text:span text:style-name="p103-1-1">    ① </text:span><text:span text:style-name="p103-1-2">국</text:span><text:span text:style-name="p103-1-3">․</text:span><text:span text:style-name="p103-1-4">공유재산의 전대 또는 대부를 받은 자는 당해 국</text:span><text:span text:style-name="p103-1-5">․</text:span><text:span text:style-name="p103-1-6">공유 재산상의 </text:span></text:p>
      <text:p text:style-name="Paragraph-104"><text:span text:style-name="p104-1-1">       건물, 기타 영구 시설물을 축조하지 못한다. </text:span></text:p>
      <text:p text:style-name="Paragraph-105"><text:span text:style-name="p105-1-1">    ② </text:span><text:span text:style-name="p105-1-2">재산을 전대 또는 대부를 받은 자는 당해 국</text:span><text:span text:style-name="p105-1-3">․</text:span><text:span text:style-name="p105-1-4">공유 재산을 다른 사람</text:span></text:p>
      <text:p text:style-name="Paragraph-106"><text:span text:style-name="p106-1-1">       으로 하여금 사용</text:span><text:span text:style-name="p106-1-2">․</text:span><text:span text:style-name="p106-1-3">수익하게 할 수 있다.</text:span></text:p>
      <text:p text:style-name="Paragraph-107"><text:span text:style-name="p107-1-1">    ③ </text:span><text:span text:style-name="p107-1-2">전대 또는 대부를 하고자 할 때에는 그 계획을 작성하여 건설교통부장관 </text:span></text:p>
      <text:p text:style-name="Paragraph-108"><text:span text:style-name="p108-1-1">       의 승인을 얻어야 한다.</text:span></text:p>
      <text:p text:style-name="Paragraph-109"><text:span text:style-name="p109-1-1">    ④ </text:span><text:span text:style-name="p109-1-2">건설 교통부장관이 전대를 승인하고자 할 때에는 당해 국</text:span><text:span text:style-name="p109-1-3">․</text:span><text:span text:style-name="p109-1-4">공유 재산을 </text:span></text:p>
      <text:p text:style-name="Paragraph-110"><text:span text:style-name="p110-1-1">       대부하거나 사용하게 한 중앙행정기관의 장 또는 지방자치 단체의 장과 </text:span></text:p>
      <text:p text:style-name="Paragraph-111"><text:span text:style-name="p111-1-1">       미리 협의하여야 한다.</text:span></text:p>
      <text:p text:style-name="Paragraph-112"/>
      <text:p text:style-name="Paragraph-113"><text:span text:style-name="p113-1-1">    [</text:span><text:span text:style-name="p113-1-2">기타</text:span><text:span text:style-name="p113-1-3">]   1. </text:span><text:span text:style-name="p113-1-4">공단은 대중 교통 시설의 관리</text:span><text:span text:style-name="p113-1-5">․</text:span><text:span text:style-name="p113-1-6">운영에 필요한 때에는 제18조의 </text:span><text:span text:style-name="p113-2-1">규정에 의하여 대부 받거나 </text:span></text:p>
      <text:p text:style-name="Paragraph-114"><text:span text:style-name="p114-1-1">                제20조 제1항 제1호의 규정에 의하여 출연 받은 재산을 전대하</text:span><text:span text:style-name="p114-2-1">거나 대부할 수 있다.</text:span></text:p>
      <text:p text:style-name="Paragraph-115"><text:span text:style-name="p115-1-1">             2. 제1항의 규정에 의하여 재산을 전대 또는 대부를 받은 자는 당</text:span><text:span text:style-name="p115-2-1">해 국</text:span><text:span text:style-name="p115-2-2">․</text:span><text:span text:style-name="p115-2-3">공유 재산을 </text:span></text:p>
      <text:p text:style-name="Paragraph-116"><text:span text:style-name="p116-1-1">                다른 사람으로 하여금 사용</text:span><text:span text:style-name="p116-1-2">․</text:span><text:span text:style-name="p116-1-3">수익하지 못한다.</text:span></text:p>
      <text:p text:style-name="Paragraph-117"><text:span text:style-name="p117-1-1">             3. 국</text:span><text:span text:style-name="p117-1-2">․</text:span><text:span text:style-name="p117-1-3">공유 재산의 전대 또는 대부를 받은 자는 당해 국</text:span><text:span text:style-name="p117-1-4">․</text:span><text:span text:style-name="p117-1-5">공유 </text:span><text:span text:style-name="p117-2-1">재산상의 건물, 기타 영구 시설물을                  축조하지 못한다.  다만, </text:span><text:span text:style-name="p117-3-1">건설 교통부장관이 행정 목적 또는 공단의 업무 수행에 필요하다고 </text:span></text:p>
      <text:p text:style-name="Paragraph-118"><text:span text:style-name="p118-1-1">                인정하는 시설물로서 기부를 전제로 하는 경우에는 그러하지 </text:span><text:span text:style-name="p118-2-1">아니한다.</text:span></text:p>
      <text:p text:style-name="Paragraph-119"/>
      <text:p text:style-name="Paragraph-120"><text:span text:style-name="p120-1-1">11. 공단의 운영 및 대중 교통 시설 자금에 소요되는 자금의 조달 방법이 틀린 </text:span><text:span text:style-name="p120-2-1">것은 ?</text:span></text:p>
      <text:p text:style-name="Paragraph-121"><text:span text:style-name="p121-1-1">    ① </text:span><text:span text:style-name="p121-1-2">차입금(외국으로부터의 차입금을 포함한다) 및 도입한 물자</text:span></text:p>
      <text:p text:style-name="Paragraph-122"><text:span text:style-name="p122-1-1">    ② </text:span><text:span text:style-name="p122-1-2">부산 교통 채권의 발행으로 조성한 자금</text:span></text:p>
      <text:p text:style-name="Paragraph-123"><text:span text:style-name="p123-1-1">    ③ </text:span><text:span text:style-name="p123-1-2">운수 수익금                     </text:span></text:p>
      <text:p text:style-name="Paragraph-124"><text:span text:style-name="p124-1-1">    ④ </text:span><text:span text:style-name="p124-1-2">자산 운영 수익금                     </text:span></text:p>
      <text:p text:style-name="Paragraph-125"/>
      <text:p text:style-name="Paragraph-126"><text:span text:style-name="p126-1-1">    [</text:span><text:span text:style-name="p126-1-2">기타</text:span><text:span text:style-name="p126-1-3">]  1. </text:span><text:span text:style-name="p126-1-4">정부 및 지방자치 단체 또는 그 외의 자의 출연        </text:span></text:p>
      <text:p text:style-name="Paragraph-127"><text:span text:style-name="p127-1-1">            2. 제7조의 사업으로 인한 수익금</text:span></text:p>
      <text:p text:style-name="Paragraph-128"><text:span text:style-name="p128-1-1">            3. 기타의 수익금</text:span></text:p>
      <text:p text:style-name="Paragraph-129"/>
      <text:p text:style-name="Paragraph-130"><text:span text:style-name="p130-1-1">12. 토지의 매입에 대한 사항 중 틀린 것은 ?</text:span></text:p>
      <text:p text:style-name="Paragraph-131"><text:span text:style-name="p131-1-1">    ① </text:span><text:span text:style-name="p131-1-2">공단은 그 사업에 직접 공하거나 사업 수행을 위한 자금의 조달을 위하</text:span><text:span text:style-name="p131-2-1">여 필요한 개발 사업에 공할 토지를         매입할 수 있다.</text:span></text:p>
      <text:p text:style-name="Paragraph-132"><text:span text:style-name="p132-1-1">    ② </text:span><text:span text:style-name="p132-1-2">공단이 매입하는  토지의 매입 대금은 그 금액을 현금으로 지급함을 원</text:span><text:span text:style-name="p132-2-1">칙으로 하며, 매도인과 협의에 </text:span></text:p>
      <text:p text:style-name="Paragraph-133"><text:span text:style-name="p133-1-1">       의하여 대금의 전부 또는 일부를 분할하여 지급할 수 없다.</text:span></text:p>
      <text:p text:style-name="Paragraph-134"><text:span text:style-name="p134-1-1">    ③ </text:span><text:span text:style-name="p134-1-2">공단이 토지를 매입하는 경우에 그 토지에 정착물이 있는 때에는 이를 </text:span><text:span text:style-name="p134-2-1">함께 매입할 수 있다.</text:span></text:p>
      <text:p text:style-name="Paragraph-135"><text:span text:style-name="p135-1-1">    ④ </text:span><text:span text:style-name="p135-1-2">공단은 토지를 매입함에 있어서 대중 교통 시설 용지 또는 도시 철도의 </text:span><text:span text:style-name="p135-2-1">건설 및 운영 효과를 증진시키기 </text:span></text:p>
      <text:p text:style-name="Paragraph-136"><text:span text:style-name="p136-1-1">       위한 토지를 우선적으로 매입하여야 한다.</text:span></text:p>
      <text:p text:style-name="Paragraph-137"/>
      <text:p text:style-name="Paragraph-138"><text:span text:style-name="p138-1-1">13. 공단은 매입한 토지를 매각하기 위하여 필요한 경우에는 다음의 각 호의 조</text:span><text:span text:style-name="p138-2-1">치를 할 수 있다. 다른 것은 ?</text:span></text:p>
      <text:p text:style-name="Paragraph-139"><text:span text:style-name="p139-1-1">    ① </text:span><text:span text:style-name="p139-1-2">용지의 조성                               </text:span><text:span text:style-name="p139-1-3">② </text:span><text:span text:style-name="p139-1-4">지목의 변경</text:span></text:p>
      <text:p text:style-name="Paragraph-140"><text:span text:style-name="p140-1-1">    ③ </text:span><text:span text:style-name="p140-1-2">토지의 정리                               </text:span><text:span text:style-name="p140-1-3">④ </text:span><text:span text:style-name="p140-1-4">토지의 분할 또는 합병  </text:span><text:span text:style-name="p140-2-1">   </text:span></text:p>
      <text:p text:style-name="Paragraph-141"/>
      <text:p text:style-name="Paragraph-142"><text:span text:style-name="p142-1-1">   [</text:span><text:span text:style-name="p142-1-2">기타</text:span><text:span text:style-name="p142-1-3">]  </text:span><text:span text:style-name="p142-1-4">토지의 이용가치를 보전하거나 증대하기 위하여 필요한 조치</text:span></text:p>
      <text:p text:style-name="Paragraph-143"/>
      <text:p text:style-name="Paragraph-144"><text:span text:style-name="p144-1-1">14. 부산 교통 공단 운영 위원회의 심의</text:span><text:span text:style-name="p144-1-2">․</text:span><text:span text:style-name="p144-1-3">의결 사항이 아닌 것은 ?</text:span></text:p>
      <text:p text:style-name="Paragraph-145"><text:span text:style-name="p145-1-1">    ① </text:span><text:span text:style-name="p145-1-2">잉여금의 처분, 부산 교통 채권의 발행</text:span></text:p>
      <text:p text:style-name="Paragraph-146"><text:span text:style-name="p146-1-1">    ② </text:span><text:span text:style-name="p146-1-2">지사의 설치, 정관의 변경 </text:span></text:p>
      <text:p text:style-name="Paragraph-147"><text:span text:style-name="p147-1-1">    ③ </text:span><text:span text:style-name="p147-1-2">사업 계획 및 예산과 결산에 관한 사항  </text:span></text:p>
      <text:p text:style-name="Paragraph-148"><text:span text:style-name="p148-1-1">    ④ </text:span><text:span text:style-name="p148-1-2">건설 교통부령이 정하는 기본재산의 취득 및 처분</text:span></text:p>
      <text:p text:style-name="Paragraph-149"/>
      <text:p text:style-name="Paragraph-150"><text:span text:style-name="p150-1-1">    [</text:span><text:span text:style-name="p150-1-2">기타</text:span><text:span text:style-name="p150-1-3">]  1. </text:span><text:span text:style-name="p150-1-4">예비비의 사용 및 예산의 이월</text:span></text:p>
      <text:p text:style-name="Paragraph-151"><text:span text:style-name="p151-1-1">            2. 다른 기업체에 대한 지출                         </text:span></text:p>
      <text:p text:style-name="Paragraph-152"><text:span text:style-name="p152-1-1">            3. 대통령령이 정하는 기본재산의 취득 및 처분</text:span></text:p>
      <text:p text:style-name="Paragraph-153"><text:span text:style-name="p153-1-1">            4. 기타 건설 교통부장관 또는 위원회가 필요하다고 인정하는 사항</text:span></text:p>
      <text:p text:style-name="Paragraph-154"><text:span text:style-name="p154-1-1">            ※. </text:span><text:span text:style-name="p154-1-2">사업 계획 및 예산과 결산에 관한 사항, 부산 교통 채권의 발</text:span><text:span text:style-name="p154-2-1">행, 정관의 변경은 </text:span></text:p>
      <text:p text:style-name="Paragraph-155"><text:span text:style-name="p155-1-1">                위원회의 심의</text:span><text:span text:style-name="p155-1-2">․</text:span><text:span text:style-name="p155-1-3">의결을 거친 후 건설 교통부장관의 승인을 받</text:span><text:span text:style-name="p155-2-1">아야 한다.</text:span></text:p>
      <text:p text:style-name="Paragraph-156"><text:span text:style-name="p156-1-1">        </text:span></text:p>
      <text:p text:style-name="Paragraph-157"><text:span text:style-name="p157-1-1">15. 결산서의 제출 일자 중 맞는 것은 ?</text:span></text:p>
      <text:p text:style-name="Paragraph-158"><text:span text:style-name="p158-1-1">    ① </text:span><text:span text:style-name="p158-1-2">다음 연도 2월말 일까지                     </text:span><text:span text:style-name="p158-1-3">② </text:span><text:span text:style-name="p158-1-4">다음 연도 3월말 일까</text:span><text:span text:style-name="p158-2-1">지</text:span></text:p>
      <text:p text:style-name="Paragraph-159"><text:span text:style-name="p159-1-1">    ③ </text:span><text:span text:style-name="p159-1-2">그 해 12월말 일까지                        </text:span><text:span text:style-name="p159-1-3">④ </text:span><text:span text:style-name="p159-1-4">당해 8월말 일까지</text:span></text:p>
      <text:p text:style-name="Paragraph-160"/>
      <text:p text:style-name="Paragraph-161"><text:span text:style-name="p161-1-1">    [</text:span><text:span text:style-name="p161-1-2">참고</text:span><text:span text:style-name="p161-1-3">]  </text:span><text:span text:style-name="p161-1-4">공단은 매 사업 년도의 세입</text:span><text:span text:style-name="p161-1-5">․ </text:span><text:span text:style-name="p161-1-6">세출 결산서를 작성하여 건설 교통</text:span><text:span text:style-name="p161-2-1">부장관이 지정하는 공인회계사의 </text:span></text:p>
      <text:p text:style-name="Paragraph-162"><text:span text:style-name="p162-1-1">            회계감사를 받아 다음 연도 2월말 일까지 건설 교통부장관에게 제</text:span><text:span text:style-name="p162-2-1">출하여야 한다.</text:span></text:p>
      <text:p text:style-name="Paragraph-163"/>
      <text:p text:style-name="Paragraph-164"/>
      <text:p text:style-name="Paragraph-165"/>
      <text:p text:style-name="Paragraph-166"/>
      <text:p text:style-name="Paragraph-167"/>
      <text:p text:style-name="Paragraph-168"><text:span text:style-name="p168-1-1">16. 다음은 과태료에 대한 사항이다. 틀린 것은 ?</text:span></text:p>
      <text:p text:style-name="Paragraph-169"><text:span text:style-name="p169-1-1">    ① </text:span><text:span text:style-name="p169-1-2">부산 교통 공단 또는 이와 유사한 명칭 사용 금지를 위반한 자는 200만</text:span><text:span text:style-name="p169-2-1">원 이하의 과태료에 처한다.</text:span></text:p>
      <text:p text:style-name="Paragraph-170"><text:span text:style-name="p170-1-1">    ② </text:span><text:span text:style-name="p170-1-2">과태료는 대통령령이 정하는 바에 의하여 건설 교통부장관이 부과</text:span><text:span text:style-name="p170-1-3">․</text:span><text:span text:style-name="p170-1-4">징수</text:span><text:span text:style-name="p170-2-1">한다.</text:span></text:p>
      <text:p text:style-name="Paragraph-171"><text:span text:style-name="p171-1-1">    ③ </text:span><text:span text:style-name="p171-1-2">과태료의 처분에 불복이 있는 자는 그 처분이 있음을 안 날로부터 30일 </text:span><text:span text:style-name="p171-2-1">이내에 건설 교통부장관에게 </text:span></text:p>
      <text:p text:style-name="Paragraph-172"><text:span text:style-name="p172-1-1">       이의를 제기할 수 있다.</text:span></text:p>
      <text:p text:style-name="Paragraph-173"><text:span text:style-name="p173-1-1">    ④ </text:span><text:span text:style-name="p173-1-2">기간 내에 이의를 제기하지 아니하고 과태료를 납부하지 아니한 때에는 </text:span><text:span text:style-name="p173-2-1">국세 체납 분의 예에 의하여 </text:span></text:p>
      <text:p text:style-name="Paragraph-174"><text:span text:style-name="p174-1-1">       이를 징수한다.</text:span></text:p>
      <text:p text:style-name="Paragraph-175"/>
      <text:p text:style-name="Paragraph-176"/>
      <text:p text:style-name="Paragraph-177"><text:span text:style-name="p177-1-1">    [</text:span><text:span text:style-name="p177-1-2">참고</text:span><text:span text:style-name="p177-1-3">]  [</text:span><text:span text:style-name="p177-1-4">부산 교통 채권의 발행</text:span><text:span text:style-name="p177-1-5">] </text:span></text:p>
      <text:p text:style-name="Paragraph-178"><text:span text:style-name="p178-1-1">           ① </text:span><text:span text:style-name="p178-1-2">공단은 사업의 수행에 필요한 자금의 조달을 위하여 부산 교통 </text:span><text:span text:style-name="p178-2-1">채권을 발행할 수 있다.</text:span></text:p>
      <text:p text:style-name="Paragraph-179"><text:span text:style-name="p179-1-1">           ② </text:span><text:span text:style-name="p179-1-2">도시 철도법의 규정에 의하여 도시 철도 채권을 매입하여야 하는 </text:span><text:span text:style-name="p179-2-1">자 중 대통령령이 정하는 자는 </text:span></text:p>
      <text:p text:style-name="Paragraph-180"><text:span text:style-name="p180-1-1">              도시 철도 채권에 갈음하여 제1항의 규정에 의한 부산 교통 채권</text:span><text:span text:style-name="p180-2-1">을 매입하여야 한다.</text:span></text:p>
      <text:p text:style-name="Paragraph-181"/>
      <text:p text:style-name="Paragraph-182"><text:span text:style-name="p182-1-1">           [</text:span><text:span text:style-name="p182-1-2">잉여금의 처분</text:span><text:span text:style-name="p182-1-3">] </text:span></text:p>
      <text:p text:style-name="Paragraph-183"><text:span text:style-name="p183-1-1">           1. 이월 결손금의 보전</text:span></text:p>
      <text:p text:style-name="Paragraph-184"><text:span text:style-name="p184-1-1">           2. 대통령령이 정하는 시설 준비금의 적립</text:span></text:p>
      <text:p text:style-name="Paragraph-185"><text:span text:style-name="p185-1-1">           3. 대통령령이 정하는 바에 의하여 제17조의 규정에 의한 권리</text:span><text:span text:style-name="p185-1-2">․</text:span><text:span text:style-name="p185-1-3">의</text:span><text:span text:style-name="p185-2-1">무를 인계한 정부 및 </text:span></text:p>
      <text:p text:style-name="Paragraph-186"><text:span text:style-name="p186-1-1">              지방자치 단체의 국고 또는 지방 금고에의 납입</text:span></text:p>
      <text:p text:style-name="Paragraph-187"/>
      <text:p text:style-name="Paragraph-188"><text:span text:style-name="p188-1-1">           [</text:span><text:span text:style-name="p188-1-2">보조금 등</text:span><text:span text:style-name="p188-1-3">] </text:span></text:p>
      <text:p text:style-name="Paragraph-189"><text:span text:style-name="p189-1-1">           ① </text:span><text:span text:style-name="p189-1-2">정부 또는 지방자치 단체는 예산의 범위 안에서 공단의 업무에 </text:span><text:span text:style-name="p189-2-1">필요한 비용을 보조하거나 </text:span></text:p>
      <text:p text:style-name="Paragraph-190"><text:span text:style-name="p190-1-1">              재정 자금을 융자하며 공단이 발행하는 부산 교통 채권을 인수할 </text:span><text:span text:style-name="p190-2-1">수 있다.</text:span></text:p>
      <text:p text:style-name="Paragraph-191"><text:span text:style-name="p191-1-1">           ② </text:span><text:span text:style-name="p191-1-2">정부 및 지방자치 단체는 필요한 경우에는 제26조의 규정에 의하</text:span><text:span text:style-name="p191-2-1">여 공단이 발행하는 </text:span></text:p>
      <text:p text:style-name="Paragraph-192"><text:span text:style-name="p192-1-1">              부산 교통 채권의 이자 지급에 소요되는 비용의 일부를 보조할 </text:span><text:span text:style-name="p192-2-1">수 있다.</text:span></text:p>
      <text:p text:style-name="Paragraph-193"/>
      <text:p text:style-name="Paragraph-194"><text:span text:style-name="p194-1-1">           [</text:span><text:span text:style-name="p194-1-2">부대 사업의 출자</text:span><text:span text:style-name="p194-1-3">] </text:span></text:p>
      <text:p text:style-name="Paragraph-195"><text:span text:style-name="p195-1-1">           1. 주차장, 환승 시설 등 대중 교통 수단 이용자에게 편의 제공하기 </text:span><text:span text:style-name="p195-2-1">위한 사업</text:span></text:p>
      <text:p text:style-name="Paragraph-196"><text:span text:style-name="p196-1-1">           2. 다른 교통 수단과의 연계 수송을 위한 자동차 운수 사업법에 의</text:span><text:span text:style-name="p196-2-1">한 자동차 운송 사업 중 </text:span></text:p>
      <text:p text:style-name="Paragraph-197"><text:span text:style-name="p197-1-1">              대통령령이 정하는 자동차 운송 사업</text:span></text:p>
      <text:p text:style-name="Paragraph-198"><text:span text:style-name="p198-1-1">           3. 대중 교통 수단 이용자의 편의를 위한 생활 편의 시설, 근린 상업 </text:span><text:span text:style-name="p198-2-1">시설 또는 복리시설의 건설</text:span><text:span text:style-name="p198-2-2">․</text:span><text:span text:style-name="p198-2-3">운영</text:span></text:p>
      <text:p text:style-name="Paragraph-199"><text:span text:style-name="p199-1-1">           ※. </text:span><text:span text:style-name="p199-1-2">출자 및 운영에 관하여 필요한 사항은 대통령령으로 정한다.</text:span></text:p>
      <text:p text:style-name="Paragraph-200"/>
      <text:p text:style-name="Paragraph-201"><text:span text:style-name="p201-1-1">           [</text:span><text:span text:style-name="p201-1-2">지도</text:span><text:span text:style-name="p201-1-3">․ </text:span><text:span text:style-name="p201-1-4">감독</text:span><text:span text:style-name="p201-1-5">] </text:span></text:p>
      <text:p text:style-name="Paragraph-202"><text:span text:style-name="p202-1-1">           ① </text:span><text:span text:style-name="p202-1-2">건설 교통부장관은 공단을 지도</text:span><text:span text:style-name="p202-1-3">․</text:span><text:span text:style-name="p202-1-4">감독하며, 필요하다고 인정할 </text:span><text:span text:style-name="p202-2-1">때에는 그 업무</text:span><text:span text:style-name="p202-2-2">․</text:span><text:span text:style-name="p202-2-3">회계 및 </text:span></text:p>
      <text:p text:style-name="Paragraph-203"><text:span text:style-name="p203-1-1">              재산에 관한 사항을 보고하게 하거나 소속 공무원을 하여금 공단</text:span><text:span text:style-name="p203-2-1">의 장부</text:span><text:span text:style-name="p203-2-2">․</text:span><text:span text:style-name="p203-2-3">서류</text:span><text:span text:style-name="p203-2-4">․</text:span><text:span text:style-name="p203-2-5">시설 기타 </text:span></text:p>
      <text:p text:style-name="Paragraph-204"><text:span text:style-name="p204-1-1">              물건을 검사하게 할 수 있다 .</text:span></text:p>
      <text:p text:style-name="Paragraph-205"><text:span text:style-name="p205-1-1">           ② </text:span><text:span text:style-name="p205-1-2">건설 교통부장관은 제1항의 규정에 의한 검사의 결과 위법 또는 </text:span><text:span text:style-name="p205-2-1">부당한 사실이 있음을 </text:span></text:p>
      <text:p text:style-name="Paragraph-206"><text:span text:style-name="p206-1-1">              발견한 때에는 공단에 대하여 그 시정을 명할 수 있다.</text:span></text:p>
      <text:p text:style-name="Paragraph-207"><text:span text:style-name="p207-1-1"> </text:span></text:p>
      <text:p text:style-name="Paragraph-208"><text:span text:style-name="p208-1-1">           [</text:span><text:span text:style-name="p208-1-2">권한의 위탁</text:span><text:span text:style-name="p208-1-3">] </text:span></text:p>
      <text:p text:style-name="Paragraph-209"><text:span text:style-name="p209-1-1">           정부 또는 지방자치 단체는 대통령령이 정하는 바에 의하여 그 권한</text:span><text:span text:style-name="p209-2-1">의 일부를 공단에 위탁할 수 있다.  </text:span></text:p>
      <text:p text:style-name="Paragraph-210"><text:span text:style-name="p210-1-1">           이 경우 관계 행정기관 또는 지방자치 단체의 장은 미리 건설 교통</text:span><text:span text:style-name="p210-2-1">부장관과 협의하여야 한다.</text:span></text:p>
      <text:p text:style-name="Paragraph-211"/>
      <text:p text:style-name="Paragraph-212"><text:span text:style-name="p212-1-1">           [</text:span><text:span text:style-name="p212-1-2">비밀 준수의 의무</text:span><text:span text:style-name="p212-1-3">] </text:span></text:p>
      <text:p text:style-name="Paragraph-213"><text:span text:style-name="p213-1-1">           공단의 임원 또는 직원이나 그 직에 있었던 자는 그 직무상 알게 된 </text:span><text:span text:style-name="p213-2-1">비밀을 누설하여서는 안된다.</text:span></text:p>
      <text:p text:style-name="Paragraph-214"><text:span text:style-name="p214-1-1">           이를 위반한 자는 2년 이하의 징역 또는 200만원 이하의 벌금에 처</text:span><text:span text:style-name="p214-2-1">한다.</text:span></text:p>
      <text:p text:style-name="Paragraph-215"/>
      <text:p text:style-name="Paragraph-216"/>
      <text:p text:style-name="Paragraph-217"><text:span text:style-name="p217-1-1">           [</text:span><text:span text:style-name="p217-1-2">다른 법률의 준용</text:span><text:span text:style-name="p217-1-3">] </text:span></text:p>
      <text:p text:style-name="Paragraph-218"><text:span text:style-name="p218-1-1">           공단에 관하여 이 법에 규정한 것을 제외하고는 도시 철도법과 민법 </text:span><text:span text:style-name="p218-2-1">중 재단법인에 관한 규정을 </text:span></text:p>
      <text:p text:style-name="Paragraph-219"><text:span text:style-name="p219-1-1">           준용한다.</text:span></text:p>
      <text:p text:style-name="Paragraph-220"/>
      <text:p text:style-name="Paragraph-221"/>
      <text:p text:style-name="Paragraph-222"><text:span text:style-name="p222-1-1">           [</text:span><text:span text:style-name="p222-1-2">공단의 설립 준비</text:span><text:span text:style-name="p222-1-3">] </text:span></text:p>
      <text:p text:style-name="Paragraph-223"><text:span text:style-name="p223-1-1">           ① </text:span><text:span text:style-name="p223-1-2">교통부장관은 이 법의 공고 일부터 6월 이내에 철도 청장 및 부</text:span><text:span text:style-name="p223-2-1">산 직할 시장이 추천하는 </text:span></text:p>
      <text:p text:style-name="Paragraph-224"><text:span text:style-name="p224-1-1">              각 2인을 포함한 8인 이내의 설립 위원을 위촉하여 공단의 설립</text:span><text:span text:style-name="p224-2-1">에 관한 사무를 처리하게 한다.</text:span></text:p>
      <text:p text:style-name="Paragraph-225"><text:span text:style-name="p225-1-1">           ② </text:span><text:span text:style-name="p225-1-2">설립 위원은 공단의 정관을 작성하여 건설 교통부장관의 인가를 </text:span><text:span text:style-name="p225-2-1">받아야 한다.</text:span></text:p>
      <text:p text:style-name="Paragraph-226"><text:span text:style-name="p226-1-1">           ③ </text:span><text:span text:style-name="p226-1-2">설립 위원은 제2항의 규정에 의한 인가를 받은 때에는 이 법 시</text:span><text:span text:style-name="p226-2-1">행 일에 공단의 설립 등기를 </text:span></text:p>
      <text:p text:style-name="Paragraph-227"><text:span text:style-name="p227-1-1">              하여야 한다.</text:span></text:p>
      <text:p text:style-name="Paragraph-228"><text:span text:style-name="p228-1-1">           ④ </text:span><text:span text:style-name="p228-1-2">건설 교통부장관은 설립 위원회의 공단 설립에 관한 사무를 지</text:span><text:span text:style-name="p228-2-1">휘</text:span><text:span text:style-name="p228-2-2">․</text:span><text:span text:style-name="p228-2-3">감독한다.</text:span></text:p>
      <text:p text:style-name="Paragraph-229"><text:span text:style-name="p229-1-1">           ⑤ </text:span><text:span text:style-name="p229-1-2">공단의 설립을 위하여 지출한 경비는 공단 설립 후 공단의 수익</text:span><text:span text:style-name="p229-2-1">금으로 이를 충당한다.</text:span></text:p>
      <text:p text:style-name="Paragraph-230"/>
      <text:p text:style-name="Paragraph-231"><text:span text:style-name="p231-1-1">           [</text:span><text:span text:style-name="p231-1-2">권리</text:span><text:span text:style-name="p231-1-3">․</text:span><text:span text:style-name="p231-1-4">의무 등의 승계</text:span><text:span text:style-name="p231-1-5">] </text:span></text:p>
      <text:p text:style-name="Paragraph-232"><text:span text:style-name="p232-1-1">           ① </text:span><text:span text:style-name="p232-1-2">이 법 시행 당시의 부산 직할시 지하철을 포함한 도시 철도를 경</text:span><text:span text:style-name="p232-2-1">영하는 자의 그 사업에 관련한 </text:span></text:p>
      <text:p text:style-name="Paragraph-233"><text:span text:style-name="p233-1-1">              모든 권리와 의무(대외국 채무를 포함한다)는 공단의 설립과 동</text:span><text:span text:style-name="p233-2-1">시에 공단이 이를 포함 승계 한다. </text:span></text:p>
      <text:p text:style-name="Paragraph-234"><text:span text:style-name="p234-1-1">              다만, 대통령령으로 정하는 권리에 대하여는 그러하지 아니하다. </text:span></text:p>
      <text:p text:style-name="Paragraph-235"><text:span text:style-name="p235-1-1">           ② </text:span><text:span text:style-name="p235-1-2">제1항의 규정에 의하여 공단에 승계 될 재산의 가액은 공단 설립 </text:span><text:span text:style-name="p235-2-1">등기일 전일의 대장 가격으로 </text:span></text:p>
      <text:p text:style-name="Paragraph-236"><text:span text:style-name="p236-1-1">              한다.</text:span></text:p>
      <text:p text:style-name="Paragraph-237"/>
      <text:p text:style-name="Paragraph-238"><text:span text:style-name="p238-1-1">           [</text:span><text:span text:style-name="p238-1-2">직원의 임용 특례 등</text:span><text:span text:style-name="p238-1-3">] </text:span></text:p>
      <text:p text:style-name="Paragraph-239"><text:span text:style-name="p239-1-1">           ① </text:span><text:span text:style-name="p239-1-2">공단은 그 설립 당시 철도청과 부산 직할시(그 소속 기관을 포함</text:span><text:span text:style-name="p239-2-1">한다)의 공무원 기타 직원 중 </text:span></text:p>
      <text:p text:style-name="Paragraph-240"><text:span text:style-name="p240-1-1">              공무원의 신분을 계속 가지는 자 외의 자는 공단의 직원으로 임</text:span><text:span text:style-name="p240-2-1">용한다.</text:span></text:p>
      <text:p text:style-name="Paragraph-241"><text:span text:style-name="p241-1-1">           ② </text:span><text:span text:style-name="p241-1-2">제1항의 규정에 의하여 공단의 직원으로 임명된 자의 정년은 그 </text:span><text:span text:style-name="p241-2-1">직원의 공무원 퇴직 당시의 직급에 </text:span></text:p>
      <text:p text:style-name="Paragraph-242"><text:span text:style-name="p242-1-1">              적용되던 국가 공무원법 또는 지방 공무원법 상의 정년에 의한</text:span><text:span text:style-name="p242-2-1">다.</text:span></text:p>
      <text:p text:style-name="Paragraph-243"><text:span text:style-name="p243-1-1">              다만, 공단의 직원의 정년이 국가 공무원법 또는 지방 공무원법 </text:span><text:span text:style-name="p243-2-1">상의 공무원의 정년보다 </text:span></text:p>
      <text:p text:style-name="Paragraph-244"><text:span text:style-name="p244-1-1">              장기인 때에는 그러하지 아니하다.</text:span></text:p>
      <text:p text:style-name="Paragraph-245"/>
      <text:p text:style-name="Paragraph-246"><text:span text:style-name="p246-1-1">17. 부산 교통 공단은 건설 교통부장관으로부터 정관을 인가 받은 후 그 주된 </text:span><text:span text:style-name="p246-2-1">사무소의 소재지(마찬가지로 지사 </text:span></text:p>
      <text:p text:style-name="Paragraph-247"><text:span text:style-name="p247-1-1">    또는 사무소, 다른 지사 또는 사무소)에서 설립 등기를 하여야 하는 데, 다</text:span><text:span text:style-name="p247-2-1">음 중 등기 사항이 아닌 것은 ? </text:span></text:p>
      <text:p text:style-name="Paragraph-248"><text:span text:style-name="p248-1-1">    ① </text:span><text:span text:style-name="p248-1-2">목적, 명칭                                </text:span><text:span text:style-name="p248-1-3">② </text:span><text:span text:style-name="p248-1-4">공고의 방법</text:span></text:p>
      <text:p text:style-name="Paragraph-249"><text:span text:style-name="p249-1-1">    ③ </text:span><text:span text:style-name="p249-1-2">임원의 직급                               </text:span><text:span text:style-name="p249-1-3">④ </text:span><text:span text:style-name="p249-1-4">주된 사무소, 지사 또는 </text:span><text:span text:style-name="p249-2-1">사무소 소재지</text:span></text:p>
      <text:p text:style-name="Paragraph-250"/>
      <text:p text:style-name="Paragraph-251"><text:span text:style-name="p251-1-1">18. 공단이 지사 또는 사무소를 설치한 때는 주된 사무소의 소재지에서 며칠 내</text:span><text:span text:style-name="p251-2-1">에 지사 또는 사무소를 설치한 것을      등기하나 ?</text:span></text:p>
      <text:p text:style-name="Paragraph-252"><text:span text:style-name="p252-1-1">    ① 1</text:span><text:span text:style-name="p252-1-2">주일 내                                  </text:span><text:span text:style-name="p252-1-3">② 2</text:span><text:span text:style-name="p252-1-4">주일 내</text:span></text:p>
      <text:p text:style-name="Paragraph-253"><text:span text:style-name="p253-1-1">    ③ 3</text:span><text:span text:style-name="p253-1-2">주일 내                                  </text:span><text:span text:style-name="p253-1-3">④ 4</text:span><text:span text:style-name="p253-1-4">주일 내</text:span></text:p>
      <text:p text:style-name="Paragraph-254"/>
      <text:p text:style-name="Paragraph-255"><text:span text:style-name="p255-1-1">19. 등기 사항의 변경 등기 일자 중 맞는 것은 ?</text:span></text:p>
      <text:p text:style-name="Paragraph-256"><text:span text:style-name="p256-1-1">    ① </text:span><text:span text:style-name="p256-1-2">주된 사무소의 소재지 - 2주내, 지사 또는 사무소의 소재지 - 2주내</text:span></text:p>
      <text:p text:style-name="Paragraph-257"><text:span text:style-name="p257-1-1">    ② </text:span><text:span text:style-name="p257-1-2">주된 사무소의 소재지 - 2주내, 지사 또는 사무소의 소재지 - 3주내</text:span></text:p>
      <text:p text:style-name="Paragraph-258"><text:span text:style-name="p258-1-1">    ③ </text:span><text:span text:style-name="p258-1-2">주된 사무소의 소재지 - 3주내, 지사 또는 사무소의 소재지 - 2주내</text:span></text:p>
      <text:p text:style-name="Paragraph-259"><text:span text:style-name="p259-1-1">    ④ </text:span><text:span text:style-name="p259-1-2">주된 사무소의 소재지 - 3주내, 지사 또는 사무소의 소재지 - 3주내</text:span></text:p>
      <text:p text:style-name="Paragraph-260"/>
      <text:p text:style-name="Paragraph-261"><text:span text:style-name="p261-1-1">    [</text:span><text:span text:style-name="p261-1-2">참고</text:span><text:span text:style-name="p261-1-3">]   </text:span><text:span text:style-name="p261-1-4">지사 또는 사무소의 설치 등기 및 이전 등기는 3주일 내,</text:span></text:p>
      <text:p text:style-name="Paragraph-262"><text:span text:style-name="p262-1-1">             주된 사무소 변경 등기는 2주일 내</text:span></text:p>
      <text:p text:style-name="Paragraph-263"><text:span text:style-name="p263-1-1">             지사 또는 사무소 변경 등기는 3주일 내</text:span></text:p>
      <text:p text:style-name="Paragraph-264"><text:span text:style-name="p264-1-1">             대리인 선임 및 해임 등기는 2주일 내</text:span></text:p>
      <text:p text:style-name="Paragraph-265"><text:span text:style-name="p265-1-1">20. 이사장이 대리인을 선임한 때는 2주일 내에 대리인을 둔 주된 사무소</text:span><text:span text:style-name="p265-1-2">․</text:span><text:span text:style-name="p265-1-3">지사 </text:span><text:span text:style-name="p265-2-1">또는 사무소의 소재지에서 </text:span></text:p>
      <text:p text:style-name="Paragraph-266"><text:span text:style-name="p266-1-1">    다음 각 호의 사항을 등기하여야 한다. 아닌 것은 ?</text:span></text:p>
      <text:p text:style-name="Paragraph-267"><text:span text:style-name="p267-1-1">    ① </text:span><text:span text:style-name="p267-1-2">대리인의 성명 및 주소</text:span></text:p>
      <text:p text:style-name="Paragraph-268"><text:span text:style-name="p268-1-1">    ② </text:span><text:span text:style-name="p268-1-2">대리인을 둔 주된 사무소 - 지사 또는 사무소의 명칭 및 소재지</text:span></text:p>
      <text:p text:style-name="Paragraph-269"><text:span text:style-name="p269-1-1">    ③ </text:span><text:span text:style-name="p269-1-2">대리인의 권한을 제한 한 경우에는 그 제한의 내용</text:span></text:p>
      <text:p text:style-name="Paragraph-270"><text:span text:style-name="p270-1-1">    ④ </text:span><text:span text:style-name="p270-1-2">대리인의 전 경력</text:span></text:p>
      <text:p text:style-name="Paragraph-271"/>
      <text:p text:style-name="Paragraph-272"><text:span text:style-name="p272-1-1">21. 등기 사항으로서 건설 교통부장관의 인가 또는 승인을 얻어야 할 사항이 있</text:span><text:span text:style-name="p272-2-1">는 때 그 등기의 기간 기산 일은 ?</text:span></text:p>
      <text:p text:style-name="Paragraph-273"><text:span text:style-name="p273-1-1">    ① </text:span><text:span text:style-name="p273-1-2">인가 또는 승인에 관한 서류가 도달된 날로부터 </text:span></text:p>
      <text:p text:style-name="Paragraph-274"><text:span text:style-name="p274-1-1">    ② </text:span><text:span text:style-name="p274-1-2">인가 또는 승인에 관한 서류가 건설 교통부에서 보낸 날로부터</text:span></text:p>
      <text:p text:style-name="Paragraph-275"><text:span text:style-name="p275-1-1">    ③ </text:span><text:span text:style-name="p275-1-2">인가 또는 승인에 관한 서류가 관보에 게재된 날로부터</text:span></text:p>
      <text:p text:style-name="Paragraph-276"><text:span text:style-name="p276-1-1">    ④ </text:span><text:span text:style-name="p276-1-2">인가 또는 승인에 관한 서류가 처리된 날로부터 </text:span></text:p>
      <text:p text:style-name="Paragraph-277"/>
      <text:p text:style-name="Paragraph-278"><text:span text:style-name="p278-1-1">22. 출연금의 교부 내용 중 다른 것은 ?</text:span></text:p>
      <text:p text:style-name="Paragraph-279"><text:span text:style-name="p279-1-1">    ① </text:span><text:span text:style-name="p279-1-2">정부 및 지방자치 단체가 공단에 출연금을 교부하고자 할 때는 건설 교</text:span><text:span text:style-name="p279-2-1">통부장관 또는 지방자치 단체의 장이         이를 예산에 계상하여 교부하여야 </text:span><text:span text:style-name="p279-3-1">한다.</text:span></text:p>
      <text:p text:style-name="Paragraph-280"><text:span text:style-name="p280-1-1">    ② </text:span><text:span text:style-name="p280-1-2">건설 교통부장관 및 지방자치 단체의 장은 출연금 예산이 확정된 때에는 </text:span><text:span text:style-name="p280-2-1">이를 공단에 통지할 필요는 없다.</text:span></text:p>
      <text:p text:style-name="Paragraph-281"><text:span text:style-name="p281-1-1">    ③ </text:span><text:span text:style-name="p281-1-2">공단이 출연금의 교부를 받고자 할 때는 교부 신청서에 분기별 사업 계</text:span><text:span text:style-name="p281-2-1">획서 및 분기별 예산 집행 계획서를 </text:span></text:p>
      <text:p text:style-name="Paragraph-282"><text:span text:style-name="p282-1-1">       첨부하여 건설 교통부장관 및 지방자치 단체장에게 제출해야 한다.</text:span></text:p>
      <text:p text:style-name="Paragraph-283"><text:span text:style-name="p283-1-1">    ④ </text:span><text:span text:style-name="p283-1-2">신청서를 받은 건설 교통부장관 및 지방자치 단체장은 타당하다고 인정</text:span><text:span text:style-name="p283-2-1">될 때에는 동 계획에 따라 출연금을 </text:span></text:p>
      <text:p text:style-name="Paragraph-284"><text:span text:style-name="p284-1-1">       교부하여야 한다.</text:span></text:p>
      <text:p text:style-name="Paragraph-285"/>
      <text:p text:style-name="Paragraph-286"><text:span text:style-name="p286-1-1">23. 자금의 차입 승인, 물자의 도입 승인을 얻고자 할 때는 그 신청서에 아래 사</text:span><text:span text:style-name="p286-2-1">항을 기재한 서류를 첨부하여 </text:span></text:p>
      <text:p text:style-name="Paragraph-287"><text:span text:style-name="p287-1-1">    건설 교통부장관에게 제출하여야 한다.  아닌 것은 ?</text:span></text:p>
      <text:p text:style-name="Paragraph-288"><text:span text:style-name="p288-1-1">    ① </text:span><text:span text:style-name="p288-1-2">차입 또는 도입의  사유</text:span></text:p>
      <text:p text:style-name="Paragraph-289"><text:span text:style-name="p289-1-1">    ② </text:span><text:span text:style-name="p289-1-2">차입선 또는 도입선</text:span></text:p>
      <text:p text:style-name="Paragraph-290"><text:span text:style-name="p290-1-1">    ③ </text:span><text:span text:style-name="p290-1-2">차입금 또는 도입 물자의 상환 방법 및 상환 기한 </text:span></text:p>
      <text:p text:style-name="Paragraph-291"><text:span text:style-name="p291-1-1">    ④ </text:span><text:span text:style-name="p291-1-2">차입 또는 도입의 종류</text:span></text:p>
      <text:p text:style-name="Paragraph-292"/>
      <text:p text:style-name="Paragraph-293"><text:span text:style-name="p293-1-1">    [</text:span><text:span text:style-name="p293-1-2">참고</text:span><text:span text:style-name="p293-1-3">] 1. </text:span><text:span text:style-name="p293-1-4">공단은 자금의 차입(국제 기관, 외국 정부 또는 외국인으로부터의 </text:span><text:span text:style-name="p293-2-1">차입을 포함한다) 또는 물자를 </text:span></text:p>
      <text:p text:style-name="Paragraph-294"><text:span text:style-name="p294-1-1">              도입하고자 할 때에는 미리 건설 교통부장관의 승인을 얻어야 한</text:span><text:span text:style-name="p294-2-1">다.</text:span></text:p>
      <text:p text:style-name="Paragraph-295"><text:span text:style-name="p295-1-1">           2. 건설 교통부장관은 외국으로부터의 자금 차입금을 승인하고자 할 </text:span><text:span text:style-name="p295-2-1">때에는 미리 재정 경제원 장관과 </text:span></text:p>
      <text:p text:style-name="Paragraph-296"><text:span text:style-name="p296-1-1">              협의하여야 한다.</text:span></text:p>
      <text:p text:style-name="Paragraph-297"/>
      <text:p text:style-name="Paragraph-298"><text:span text:style-name="p298-1-1">24. 다음은 토지 매각 대금의 분할 상환의 경우이다. 틀린 것은 ?</text:span></text:p>
      <text:p text:style-name="Paragraph-299"><text:span text:style-name="p299-1-1">    ① </text:span><text:span text:style-name="p299-1-2">토지수용법 제3조의 규정에 의한 공익사업 용지와 주택 건설 용지로 매</text:span><text:span text:style-name="p299-2-1">각하는 경우</text:span></text:p>
      <text:p text:style-name="Paragraph-300"><text:span text:style-name="p300-1-1">    ② </text:span><text:span text:style-name="p300-1-2">토지 매각 대금이 2억원 이상인 경우</text:span></text:p>
      <text:p text:style-name="Paragraph-301"><text:span text:style-name="p301-1-1">    ③ </text:span><text:span text:style-name="p301-1-2">국가</text:span><text:span text:style-name="p301-1-3">․ </text:span><text:span text:style-name="p301-1-4">지방자치 단체 또는 정부투자 기관 관리 기본법 제2조의 규정에 </text:span><text:span text:style-name="p301-2-1">의한 정부투자 기관에 </text:span></text:p>
      <text:p text:style-name="Paragraph-302"><text:span text:style-name="p302-1-1">       매각하는 경우</text:span></text:p>
      <text:p text:style-name="Paragraph-303"><text:span text:style-name="p303-1-1">    ④ </text:span><text:span text:style-name="p303-1-2">토지 매각 용도에 따른 사업 계획의 성질상 토지 매각 대금의 일시 납이 </text:span><text:span text:style-name="p303-2-1">불가능한 경우</text:span></text:p>
      <text:p text:style-name="Paragraph-304"/>
      <text:p text:style-name="Paragraph-305"><text:span text:style-name="p305-1-1">    [</text:span><text:span text:style-name="p305-1-2">참고</text:span><text:span text:style-name="p305-1-3">] </text:span><text:span text:style-name="p305-1-4">공단이 토지 매각 대금을 분할하여 상환하게 되는 경우 그 분할 상</text:span><text:span text:style-name="p305-2-1">환 기간은 5년을 초과할 수 없다.</text:span></text:p>
      <text:p text:style-name="Paragraph-306"/>
      <text:p text:style-name="Paragraph-307"><text:span text:style-name="p307-1-1">25. 다음은 부산 교통 공단 운영 위원회의 구성에 관한 내용이다. 다른 것은?</text:span></text:p>
      <text:p text:style-name="Paragraph-308"><text:span text:style-name="p308-1-1">    ① </text:span><text:span text:style-name="p308-1-2">부산 광역시 부시장</text:span></text:p>
      <text:p text:style-name="Paragraph-309"><text:span text:style-name="p309-1-1">    ② </text:span><text:span text:style-name="p309-1-2">부산 광역시의 시민 중에서 건설 교통부장관이 부산 광역 시장의 추천을 </text:span><text:span text:style-name="p309-2-1">받아 위촉하는 사람 7인 이내</text:span></text:p>
      <text:p text:style-name="Paragraph-310"><text:span text:style-name="p310-1-1">    ③ </text:span><text:span text:style-name="p310-1-2">공단의 임원 중 이사장이 지명하는 1인 </text:span></text:p>
      <text:p text:style-name="Paragraph-311"><text:span text:style-name="p311-1-1">    ④ </text:span><text:span text:style-name="p311-1-2">재정 경제원, 내무부, 건설 교통부 및 철도청 1급 일반직 또는 이에 상당</text:span><text:span text:style-name="p311-2-1">하는 별정직 국가공무원 중 </text:span></text:p>
      <text:p text:style-name="Paragraph-312"><text:span text:style-name="p312-1-1">       해당 기관의 장이 지명하는 사람 각 1인</text:span></text:p>
      <text:p text:style-name="Paragraph-313"><text:span text:style-name="p313-1-1">26. 부산 교통 공단 운영 위원회의 운영 사항 중 아닌 것은 ?</text:span></text:p>
      <text:p text:style-name="Paragraph-314"><text:span text:style-name="p314-1-1">    ① </text:span><text:span text:style-name="p314-1-2">위원장이 사고가 있을 때에는 위원장이 지명하는 위원이 그 직무를 대행</text:span><text:span text:style-name="p314-2-1">한다.</text:span></text:p>
      <text:p text:style-name="Paragraph-315"><text:span text:style-name="p315-1-1">    ② </text:span><text:span text:style-name="p315-1-2">위원회는 재적 위원 과반수의 출석과 출석 위원 </text:span><text:span text:style-name="p315-1-3">⅔ </text:span><text:span text:style-name="p315-1-4">의 찬성으로 의결한</text:span><text:span text:style-name="p315-2-1">다.</text:span></text:p>
      <text:p text:style-name="Paragraph-316"><text:span text:style-name="p316-1-1">    ③ </text:span><text:span text:style-name="p316-1-2">공단의 임원은 위원회에 출석하여 그 의견을 진술할 수 있다.</text:span></text:p>
      <text:p text:style-name="Paragraph-317"><text:span text:style-name="p317-1-1">    ④ </text:span><text:span text:style-name="p317-1-2">위원회는 의안의 심의에 있어서 필요한 경우에는 관계인 또는 참고인을 </text:span><text:span text:style-name="p317-2-1">출석시켜 </text:span></text:p>
      <text:p text:style-name="Paragraph-318"><text:span text:style-name="p318-1-1">       그 의견을 들을 수 있다.</text:span></text:p>
      <text:p text:style-name="Paragraph-319"/>
      <text:p text:style-name="Paragraph-320"><text:span text:style-name="p320-1-1">27. 다음은 부산 교통 채권의 발행 내용이다. 다른 것은 ?</text:span></text:p>
      <text:p text:style-name="Paragraph-321"><text:span text:style-name="p321-1-1">    ① </text:span><text:span text:style-name="p321-1-2">부산 교통 채권은 무기명식 증권으로 한다.</text:span></text:p>
      <text:p text:style-name="Paragraph-322"><text:span text:style-name="p322-1-1">    ② </text:span><text:span text:style-name="p322-1-2">부산 교통 채권의 이율은 위원회의 심의</text:span><text:span text:style-name="p322-1-3">․</text:span><text:span text:style-name="p322-1-4">의결을 거쳐 건설 교통부장관</text:span><text:span text:style-name="p322-2-1">의 승인을 얻어 정한다.</text:span></text:p>
      <text:p text:style-name="Paragraph-323"><text:span text:style-name="p323-1-1">    ③ </text:span><text:span text:style-name="p323-1-2">건설 교통부장관은 이율에 관한 승인하고자 할 때에는 미리 재정 경제원</text:span><text:span text:style-name="p323-2-1">의 장관과 협의하여야 한다.</text:span></text:p>
      <text:p text:style-name="Paragraph-324"><text:span text:style-name="p324-1-1">    ④ </text:span><text:span text:style-name="p324-1-2">부산 교통 채권의 상환 기간은 5년 이내이다.</text:span></text:p>
      <text:p text:style-name="Paragraph-325"/>
      <text:p text:style-name="Paragraph-326"><text:span text:style-name="p326-1-1">28. 부산 교통 채권은 다음 사항들을 기재하고 발행자가 이에 날인하여야 한다. </text:span><text:span text:style-name="p326-2-1">다른 것은 ?</text:span></text:p>
      <text:p text:style-name="Paragraph-327"><text:span text:style-name="p327-1-1">    ① </text:span><text:span text:style-name="p327-1-2">채권의 명칭                               </text:span><text:span text:style-name="p327-1-3">② </text:span><text:span text:style-name="p327-1-4">채권의 번호 및 이율</text:span></text:p>
      <text:p text:style-name="Paragraph-328"><text:span text:style-name="p328-1-1">    ③ </text:span><text:span text:style-name="p328-1-2">채권 발행일 및 상환일                     </text:span><text:span text:style-name="p328-1-3">④ </text:span><text:span text:style-name="p328-1-4">채권의 액면 금액</text:span></text:p>
      <text:p text:style-name="Paragraph-329"/>
      <text:p text:style-name="Paragraph-330"><text:span text:style-name="p330-1-1">29. 부산 교통 채권의 사무 취급 기관은 부산 교통 채권의 원부를 비치하고, 아</text:span><text:span text:style-name="p330-2-1">래 내용을 기재하여야 한다. </text:span></text:p>
      <text:p text:style-name="Paragraph-331"><text:span text:style-name="p331-1-1">    기재 내용이 아닌 것은 ?</text:span></text:p>
      <text:p text:style-name="Paragraph-332"><text:span text:style-name="p332-1-1">    ① </text:span><text:span text:style-name="p332-1-2">채권의 명칭                               </text:span><text:span text:style-name="p332-1-3">② </text:span><text:span text:style-name="p332-1-4">채권 매입자의 성명</text:span></text:p>
      <text:p text:style-name="Paragraph-333"><text:span text:style-name="p333-1-1">    ③ </text:span><text:span text:style-name="p333-1-2">채권의 이율                               </text:span><text:span text:style-name="p333-1-3">④ </text:span><text:span text:style-name="p333-1-4">채권의 번호</text:span></text:p>
      <text:p text:style-name="Paragraph-334"/>
      <text:p text:style-name="Paragraph-335"><text:span text:style-name="p335-1-1">30. 부대 사업 출자 계획을 제출 시 서류의 기재 사항이 아닌 것은 ?</text:span></text:p>
      <text:p text:style-name="Paragraph-336"><text:span text:style-name="p336-1-1">    ① </text:span><text:span text:style-name="p336-1-2">출자의 필요성                             </text:span><text:span text:style-name="p336-1-3">② </text:span><text:span text:style-name="p336-1-4">출자의 현실성</text:span></text:p>
      <text:p text:style-name="Paragraph-337"><text:span text:style-name="p337-1-1">    ③ </text:span><text:span text:style-name="p337-1-2">사업 개요                                 </text:span><text:span text:style-name="p337-1-3">④ </text:span><text:span text:style-name="p337-1-4">출자한 재산의 종류 및 </text:span><text:span text:style-name="p337-2-1">출자 가액</text:span></text:p>
      <text:p text:style-name="Paragraph-338"/>
      <text:p text:style-name="Paragraph-339"><text:span text:style-name="p339-1-1">31. 과태료의 부과 및 절차가 아닌 것은 ?</text:span></text:p>
      <text:p text:style-name="Paragraph-340"><text:span text:style-name="p340-1-1">    ① </text:span><text:span text:style-name="p340-1-2">건설 교통부장관은 과태료를 부과하고자 할 때는 당해 위반 행위를 조</text:span><text:span text:style-name="p340-2-1">사, 확인한 후 위반 사실과 </text:span></text:p>
      <text:p text:style-name="Paragraph-341"><text:span text:style-name="p341-1-1">       과태료 금액 등을 서면으로  명시하여 납부할 것을 대상자에게 통지하여</text:span><text:span text:style-name="p341-2-1">야 한다.</text:span></text:p>
      <text:p text:style-name="Paragraph-342"><text:span text:style-name="p342-1-1">    ② </text:span><text:span text:style-name="p342-1-2">과태료를 부과하고자 할 때는 10일 이상의 기간을 정하여 대상자에게 구</text:span><text:span text:style-name="p342-2-1">술 또는 서면에 의한 의견 진술의 </text:span></text:p>
      <text:p text:style-name="Paragraph-343"><text:span text:style-name="p343-1-1">       기회를 주어야 한다.</text:span></text:p>
      <text:p text:style-name="Paragraph-344"><text:span text:style-name="p344-1-1">    ③ </text:span><text:span text:style-name="p344-1-2">지정된 기일까지 의견 진술이 없을 때는 10일 기간을 한 번 더 준다.</text:span></text:p>
      <text:p text:style-name="Paragraph-345"><text:span text:style-name="p345-1-1">    ④ </text:span><text:span text:style-name="p345-1-2">건설 교통부장관은 과태료의 금액을 정함에 있어서는 당해 위반 행위의 </text:span><text:span text:style-name="p345-2-1">동기와 그 결과 등을 </text:span></text:p>
      <text:p text:style-name="Paragraph-346"><text:span text:style-name="p346-1-1">       참작하여야 한다.</text:span></text:p>
      <text:p text:style-name="Paragraph-347"/>
      <text:p text:style-name="Paragraph-348"><text:span text:style-name="p348-1-1">32. 부산 교통 공단법 설명으로 잘못된 것은?</text:span></text:p>
      <text:p text:style-name="Paragraph-349"><text:span text:style-name="p349-1-1">    1) 1987.11.28 법률 제3960호로 제정되었다.</text:span></text:p>
      <text:p text:style-name="Paragraph-350"><text:span text:style-name="p350-1-1">    2) 시민 생활의 편익과 복지 증진을 목적으로 한다.</text:span></text:p>
      <text:p text:style-name="Paragraph-351"><text:span text:style-name="p351-1-1">    3) 운영의 합리화를 기함으로써 운영 수입 증대를 목적으로 한다. </text:span></text:p>
      <text:p text:style-name="Paragraph-352"><text:span text:style-name="p352-1-1">    4) 공단은 법인으로 한다. </text:span></text:p>
      <text:p text:style-name="Paragraph-353"/>
      <text:p text:style-name="Paragraph-354"><text:span text:style-name="p354-1-1">33. 공단은 대중 교통 시설의 전대 또는 임대를 하고자 할 때 미리 그 계획을 </text:span><text:span text:style-name="p354-2-1">작성하여 승인을 얻어야 한다.</text:span></text:p>
      <text:p text:style-name="Paragraph-355"><text:span text:style-name="p355-1-1">    이때 승인자는?</text:span></text:p>
      <text:p text:style-name="Paragraph-356"><text:span text:style-name="p356-1-1">    1) 대통령         2) 국무총리          3) 부산 광역 시장         4) 건</text:span><text:span text:style-name="p356-2-1">설 교통부 장관</text:span></text:p>
      <text:p text:style-name="Paragraph-357"/>
      <text:p text:style-name="Paragraph-3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휴먼명조" svg:font-family="'휴먼명조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HCI Poppy" svg:font-family="'HCI Poppy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명조" style:font-name-asian="한양신명조" fo:font-size="10pt" style:font-size-asian="10pt" style:font-size-complex="1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3cm" fo:margin-left="2cm" fo:margin-right="2cm" fo:margin-bottom="2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